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5pt solid #000000"/>
    </style:style>
    <style:style style:name="Tau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P3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2dcc3c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374b61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" fo:font-size="12pt" fo:language="ca" fo:country="ES" officeooo:rsid="001ac3a5" officeooo:paragraph-rsid="002fa200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Arial" fo:font-size="12pt" fo:language="ca" fo:country="ES" officeooo:rsid="001ac3a5" officeooo:paragraph-rsid="00374b61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ca" fo:country="ES" officeooo:rsid="002e9d99" officeooo:paragraph-rsid="002e9d99" style:font-size-asian="12pt" style:font-size-complex="12pt"/>
    </style:style>
    <style:style style:name="P9" style:family="paragraph" style:parent-style-name="Table_20_Contents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50%"/>
      <style:text-properties style:font-name="Arial" fo:font-size="12pt" officeooo:paragraph-rsid="002dcc3c" style:font-size-asian="12pt" style:font-size-complex="12pt"/>
    </style:style>
    <style:style style:name="P11" style:family="paragraph" style:parent-style-name="Table_20_Contents">
      <style:paragraph-properties fo:line-height="150%"/>
      <style:text-properties style:font-name="Arial" fo:font-size="12pt" officeooo:paragraph-rsid="002fa200" style:font-size-asian="12pt" style:font-size-complex="12pt"/>
    </style:style>
    <style:style style:name="P12" style:family="paragraph" style:parent-style-name="Table_20_Contents">
      <style:paragraph-properties fo:line-height="150%"/>
      <style:text-properties style:font-name="Arial" fo:font-size="12pt" officeooo:paragraph-rsid="00374b61" style:font-size-asian="12pt" style:font-size-complex="12pt"/>
    </style:style>
    <style:style style:name="P13" style:family="paragraph" style:parent-style-name="Table_20_Contents">
      <style:paragraph-properties fo:line-height="150%"/>
      <style:text-properties style:font-name="Arial" fo:font-size="12pt" officeooo:rsid="000746c6" officeooo:paragraph-rsid="002e9d99" style:font-size-asian="12pt" style:font-size-complex="12pt"/>
    </style:style>
    <style:style style:name="P14" style:family="paragraph" style:parent-style-name="Table_20_Contents">
      <style:paragraph-properties fo:line-height="150%"/>
      <style:text-properties style:font-name="Arial" fo:font-size="12pt" officeooo:rsid="002e9d99" officeooo:paragraph-rsid="002e9d99" style:font-size-asian="12pt" style:font-size-complex="12pt"/>
    </style:style>
    <style:style style:name="P15" style:family="paragraph" style:parent-style-name="Table_20_Contents">
      <style:paragraph-properties fo:line-height="150%"/>
      <style:text-properties style:font-name="Arial" fo:font-size="12pt" officeooo:rsid="002e9d99" officeooo:paragraph-rsid="00374b61" style:font-size-asian="12pt" style:font-size-complex="12pt"/>
    </style:style>
    <style:style style:name="P16" style:family="paragraph" style:parent-style-name="Standard">
      <style:paragraph-properties fo:line-height="150%"/>
      <style:text-properties fo:color="#8b008b" loext:opacity="100%" fo:font-size="14pt" fo:language="ca" fo:country="ES" style:text-underline-style="solid" style:text-underline-width="auto" style:text-underline-color="font-color" fo:font-weight="bold" officeooo:rsid="00068cc3" officeooo:paragraph-rsid="002dcc3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color="#8b008b" loext:opacity="100%" fo:font-size="14pt" fo:language="ca" fo:country="ES" style:text-underline-style="solid" style:text-underline-width="auto" style:text-underline-color="font-color" fo:font-weight="bold" officeooo:rsid="00068cc3" officeooo:paragraph-rsid="00374b6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e9d99" officeooo:paragraph-rsid="002e9d9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356c06" officeooo:paragraph-rsid="00356c0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50%"/>
      <style:text-properties fo:font-size="14pt" fo:language="ca" fo:country="ES" officeooo:rsid="00068cc3" officeooo:paragraph-rsid="00068cc3" style:font-size-asian="14pt" style:font-size-complex="14pt"/>
    </style:style>
    <style:style style:name="P22" style:family="paragraph" style:parent-style-name="Standard">
      <style:text-properties officeooo:paragraph-rsid="002fa200"/>
    </style:style>
    <style:style style:name="P23" style:family="paragraph" style:parent-style-name="Standard">
      <style:text-properties officeooo:paragraph-rsid="00374b61"/>
    </style:style>
    <style:style style:name="P24" style:family="paragraph" style:parent-style-name="Standard" style:list-style-name="L1">
      <style:paragraph-properties fo:line-height="150%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25" style:family="paragraph" style:parent-style-name="Standard" style:list-style-name="L1">
      <style:paragraph-properties fo:line-height="150%"/>
      <style:text-properties style:font-name="Arial" fo:font-size="12pt" fo:language="ca" fo:country="ES" officeooo:rsid="002e9d99" officeooo:paragraph-rsid="002e9d99" style:font-size-asian="12pt" style:font-size-complex="12pt"/>
    </style:style>
    <style:style style:name="T1" style:family="text">
      <style:text-properties officeooo:rsid="002c7685"/>
    </style:style>
    <style:style style:name="T2" style:family="text">
      <style:text-properties officeooo:rsid="003abea7"/>
    </style:style>
    <style:style style:name="T3" style:family="text">
      <style:text-properties officeooo:rsid="00398bb3"/>
    </style:style>
    <style:style style:name="T4" style:family="text">
      <style:text-properties fo:language="ca" fo:country="ES" officeooo:rsid="00356c0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a200" style:font-weight-asian="bold" style:font-weight-complex="bold"/>
    </style:style>
    <style:style style:name="T7" style:family="text">
      <style:text-properties fo:font-weight="bold" officeooo:rsid="00374b61" style:font-weight-asian="bold" style:font-weight-complex="bold"/>
    </style:style>
    <style:style style:name="T8" style:family="text">
      <style:text-properties style:font-name="Arial" officeooo:rsid="0017ea08"/>
    </style:style>
    <style:style style:name="T9" style:family="text">
      <style:text-properties style:font-name="Arial" officeooo:rsid="002dcc3c"/>
    </style:style>
    <style:style style:name="T10" style:family="text">
      <style:text-properties style:font-name="Arial" officeooo:rsid="002e9d99"/>
    </style:style>
    <style:style style:name="T11" style:family="text">
      <style:text-properties style:font-name="Arial" officeooo:rsid="00374b61"/>
    </style:style>
    <style:style style:name="T12" style:family="text">
      <style:text-properties fo:color="#8b008b" loext:opacity="100%" style:font-name="Arial" style:text-underline-style="solid" style:text-underline-width="auto" style:text-underline-color="font-color" fo:font-weight="bold" officeooo:rsid="0017ea08" style:font-weight-asian="bold" style:font-weight-complex="bold"/>
    </style:style>
    <style:style style:name="T13" style:family="text">
      <style:text-properties fo:color="#8b008b" loext:opacity="100%" style:font-name="Arial" style:text-underline-style="solid" style:text-underline-width="auto" style:text-underline-color="font-color" fo:font-weight="bold" officeooo:rsid="00356c06" style:font-weight-asian="bold" style:font-weight-complex="bold"/>
    </style:style>
    <style:style style:name="T14" style:family="text">
      <style:text-properties officeooo:rsid="002e9d99"/>
    </style:style>
    <style:style style:name="T15" style:family="text">
      <style:text-properties officeooo:rsid="0033c497"/>
    </style:style>
    <style:style style:name="T16" style:family="text">
      <style:text-properties officeooo:rsid="00356c06"/>
    </style:style>
    <style:style style:name="T17" style:family="text">
      <style:text-properties officeooo:rsid="00374b61"/>
    </style:style>
    <style:style style:name="T18" style:family="text">
      <style:text-properties officeooo:rsid="00376f7f"/>
    </style:style>
    <style:style style:name="T19" style:family="text">
      <style:text-properties officeooo:rsid="003962c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ctivitat 0<text:span text:style-name="T16">2</text:span> <text:span text:style-name="T14">Wordpress</text:span></text:p>
      <text:p text:style-name="P19">Instal·lació en <text:span text:style-name="T16">Hostin</text:span><text:span text:style-name="T19">g</text:span></text:p>
      <text:p text:style-name="P20">ticsimarro.org</text:p>
      <text:p text:style-name="P3"/>
      <text:list xml:id="list2135656567" text:style-name="L1">
        <text:list-item>
          <text:p text:style-name="P24"><text:span text:style-name="T14">Utilitza </text:span><text:span text:style-name="T16">les teues credencials del ticsimarro.org que tens en el moodle per configurar els diferents elements de Wordpress.</text:span></text:p>
        </text:list-item>
      </text:list>
      <text:p text:style-name="P8"/>
      <text:list xml:id="list123221646318587" text:continue-numbering="true" text:style-name="L1">
        <text:list-item>
          <text:p text:style-name="P25">Utilitza <text:span text:style-name="T15">el </text:span>dbeaver <text:span text:style-name="T15">del host </text:span>per crear una connexió a la base de dades <text:span text:style-name="T15">MySQL </text:span>del Wordpress.</text:p>
        </text:list-item>
      </text:list>
      <text:p text:style-name="P3"/>
      <text:p text:style-name="P21"><text:span text:style-name="T12">1) </text:span><text:span text:style-name="T13">Nova Base de dades Wordpress</text:span></text:p>
      <text:p text:style-name="P3"/>
      <table:table table:name="Taula1" table:style-name="Taula1">
        <table:table-column table:style-name="Taula1.A"/>
        <table:table-row>
          <table:table-cell table:style-name="Taula1.A1" office:value-type="string">
            <text:p text:style-name="P9"/>
          </table:table-cell>
        </table:table-row>
        <table:table-row>
          <table:table-cell table:style-name="Taula1.A2" office:value-type="string">
            <text:p text:style-name="P13"><text:span text:style-name="T5">Captura 1</text:span>: <text:span text:style-name="T4">Tauler de control vesta amb la nova base de dades 2dawXX_wp</text:span></text:p>
          </table:table-cell>
        </table:table-row>
      </table:table>
      <text:p text:style-name="P3"/>
      <text:p text:style-name="P16"><text:span text:style-name="T10">2</text:span><text:span text:style-name="T9">)</text:span><text:span text:style-name="T8"> </text:span><text:span text:style-name="T10">Connexió </text:span><text:span text:style-name="T11">ftp a ticsimarro.org</text:span></text:p>
      <text:p text:style-name="P4"/>
      <table:table table:name="Taula14" table:style-name="Taula14">
        <table:table-column table:style-name="Taula14.A"/>
        <table:table-row>
          <table:table-cell table:style-name="Taula14.A1" office:value-type="string">
            <text:p text:style-name="P10"/>
          </table:table-cell>
        </table:table-row>
        <table:table-row>
          <table:table-cell table:style-name="Taula14.A2" office:value-type="string">
            <text:p text:style-name="P14"><text:span text:style-name="T5">Captura 2</text:span>: <text:span text:style-name="T17">Connexió amb Clonezilla a ticsimarro.org inicial</text:span></text:p>
          </table:table-cell>
        </table:table-row>
      </table:table>
      <text:p text:style-name="P4"/>
      <text:p text:style-name="P6"/>
      <table:table table:name="Taula2" table:style-name="Taula2">
        <table:table-column table:style-name="Taula2.A"/>
        <table:table-row>
          <table:table-cell table:style-name="Taula2.A1" office:value-type="string">
            <text:p text:style-name="P11"/>
          </table:table-cell>
        </table:table-row>
        <table:table-row>
          <table:table-cell table:style-name="Taula2.A2" office:value-type="string">
            <text:p text:style-name="P15"><text:span text:style-name="T5">Captura </text:span><text:span text:style-name="T6">3</text:span>: <text:span text:style-name="T17">Connexió amb Clonezilla a ticsimarro.org amb la carpeta wordpress </text:span><text:span text:style-name="T18">pujada</text:span></text:p>
          </table:table-cell>
        </table:table-row>
      </table:table>
      <text:p text:style-name="P22"/>
      <text:p text:style-name="P22"/>
      <text:p text:style-name="P17"><text:span text:style-name="T11">3</text:span><text:span text:style-name="T9">)</text:span><text:span text:style-name="T8"> </text:span><text:span text:style-name="T11">instal·lació Wordpress</text:span></text:p>
      <text:p text:style-name="P5"/>
      <table:table table:name="Taula3" table:style-name="Taula3">
        <table:table-column table:style-name="Taula3.A"/>
        <table:table-row>
          <table:table-cell table:style-name="Taula3.A1" office:value-type="string">
            <text:p text:style-name="P12"/>
          </table:table-cell>
        </table:table-row>
        <table:table-row>
          <table:table-cell table:style-name="Taula3.A2" office:value-type="string">
            <text:p text:style-name="P15"><text:span text:style-name="T5">Captura </text:span><text:span text:style-name="T7">4</text:span>: <text:span text:style-name="T17">Configuració de la base de dades Wordpress en el navegador web</text:span></text:p>
          </table:table-cell>
        </table:table-row>
      </table:table>
      <text:p text:style-name="P5"/>
      <text:p text:style-name="P7"><text:soft-page-break/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2"/>
          </table:table-cell>
        </table:table-row>
        <table:table-row>
          <table:table-cell table:style-name="Taula4.A2" office:value-type="string">
            <text:p text:style-name="P15"><text:span text:style-name="T5">Captura </text:span><text:span text:style-name="T7">5</text:span>: <text:span text:style-name="T17">Configuració administrador Wordpress en el navegador web. Nom del lloc web: </text:span><text:span text:style-name="T7">Wordpress Elteunom</text:span><text:span text:style-name="T17">.</text:span></text:p>
          </table:table-cell>
        </table:table-row>
      </table:table>
      <text:p text:style-name="P7"/>
      <table:table table:name="Taula5" table:style-name="Taula5">
        <table:table-column table:style-name="Taula5.A"/>
        <table:table-row>
          <table:table-cell table:style-name="Taula5.A1" office:value-type="string">
            <text:p text:style-name="P12"/>
          </table:table-cell>
        </table:table-row>
        <table:table-row>
          <table:table-cell table:style-name="Taula5.A2" office:value-type="string">
            <text:p text:style-name="P15"><text:span text:style-name="T5">Captura </text:span><text:span text:style-name="T7">6</text:span>: <text:span text:style-name="T17">Accés al tauler d’administració del Wordpress en el navegador web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M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MT1" style:family="text">
      <style:text-properties officeooo:rsid="002c7685"/>
    </style:style>
    <style:style style:name="MT2" style:family="text">
      <style:text-properties officeooo:rsid="003abea7"/>
    </style:style>
    <style:style style:name="MT3" style:family="text">
      <style:text-properties officeooo:rsid="00398b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Lluís Simarro<text:tab/>Curs <text:span text:style-name="MT1">2</text:span><text:span text:style-name="MT2">2</text:span>/2<text:span text:style-name="MT2">3</text:span><text:tab/>2n DAW - DAW</text:p>
      </style:header>
      <style:footer>
        <text:p text:style-name="MP2">Activitat <text:span text:style-name="MT3">Wordpress 02<text:tab/></text:span><text:tab/>Pàgina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0.3$Windows_X86_64 LibreOffice_project/f85e47c08ddd19c015c0114a68350214f7066f5a</meta:generator>
    <dc:date>2022-09-27T12:07:31.077000000</dc:date>
    <meta:editing-duration>PT2H24M7S</meta:editing-duration>
    <meta:editing-cycles>40</meta:editing-cycles>
    <meta:document-statistic meta:table-count="6" meta:image-count="0" meta:object-count="0" meta:page-count="2" meta:paragraph-count="16" meta:word-count="145" meta:character-count="905" meta:non-whitespace-character-count="777"/>
  </office:meta>
</office:document-meta>
</file>